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BASELINE</text:p>
          </table:table-cell>
          <table:table-cell table:number-columns-repeated="4"/>
          <table:table-cell office:value-type="string" calcext:value-type="string">
            <text:p>USE</text:p>
          </table:table-cell>
          <table:table-cell table:number-columns-repeated="4"/>
        </table:table-row>
        <table:table-row table:style-name="ro1">
          <table:table-cell office:value-type="float" office:value="202.27" calcext:value-type="float">
            <text:p>202.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nt of obvervations</text:p>
          </table:table-cell>
          <table:table-cell table:formula="of:=COUNT([.A2:.A11])" office:value-type="float" office:value="10" calcext:value-type="float">
            <text:p>10</text:p>
          </table:table-cell>
          <table:table-cell table:formula="of:=COUNT([.B2:.B11])" office:value-type="float" office:value="10" calcext:value-type="float">
            <text:p>10</text:p>
          </table:table-cell>
          <table:table-cell office:value-type="float" office:value="189.87" calcext:value-type="float">
            <text:p>189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 of obvervations</text:p>
          </table:table-cell>
          <table:table-cell table:formula="of:=COUNT([.F2:.F11])" office:value-type="float" office:value="10" calcext:value-type="float">
            <text:p>10</text:p>
          </table:table-cell>
          <table:table-cell table:formula="of:=COUNT([.G2:.G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.85" calcext:value-type="float">
            <text:p>206.8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mple mean</text:p>
          </table:table-cell>
          <table:table-cell table:formula="of:=AVERAGE([.A2:.A11])" office:value-type="float" office:value="204.397" calcext:value-type="float">
            <text:p>204.397</text:p>
          </table:table-cell>
          <table:table-cell table:formula="of:=AVERAGE([.B2:.B11])" office:value-type="float" office:value="130.5" calcext:value-type="float">
            <text:p>130.5</text:p>
          </table:table-cell>
          <table:table-cell office:value-type="float" office:value="189.01" calcext:value-type="float">
            <text:p>189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mean</text:p>
          </table:table-cell>
          <table:table-cell table:formula="of:=AVERAGE([.F2:.F11])" office:value-type="float" office:value="189.009" calcext:value-type="float">
            <text:p>189.009</text:p>
          </table:table-cell>
          <table:table-cell table:formula="of:=AVERAGE([.G2:.G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77" calcext:value-type="float">
            <text:p>203.7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mple variance</text:p>
          </table:table-cell>
          <table:table-cell table:formula="of:=VAR([.A3:.A11])" office:value-type="float" office:value="2.798825" calcext:value-type="float">
            <text:p>2.798825</text:p>
          </table:table-cell>
          <table:table-cell table:formula="of:=VAR([.B3:.B11])" office:value-type="float" office:value="42.25" calcext:value-type="float">
            <text:p>42.25</text:p>
          </table:table-cell>
          <table:table-cell office:value-type="float" office:value="189.09" calcext:value-type="float">
            <text:p>18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variance</text:p>
          </table:table-cell>
          <table:table-cell table:formula="of:=VAR([.F3:.F11])" office:value-type="float" office:value="0.32205" calcext:value-type="float">
            <text:p>0.32205</text:p>
          </table:table-cell>
          <table:table-cell table:formula="of:=VAR([.G3:.G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31" calcext:value-type="float">
            <text:p>204.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stimate of std. Error</text:p>
          </table:table-cell>
          <table:table-cell table:formula="of:=SQRT([.D4]/[.D2])" office:value-type="float" office:value="0.529039223498598" calcext:value-type="float">
            <text:p>0.5290392235</text:p>
          </table:table-cell>
          <table:table-cell table:formula="of:=SQRT([.E4]/[.E2])" office:value-type="float" office:value="2.05548047910945" calcext:value-type="float">
            <text:p>2.0554804791</text:p>
          </table:table-cell>
          <table:table-cell office:value-type="float" office:value="189.68" calcext:value-type="float">
            <text:p>189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imate of std. Error</text:p>
          </table:table-cell>
          <table:table-cell table:formula="of:=SQRT([.I4]/[.I2])" office:value-type="float" office:value="0.179457515863783" calcext:value-type="float">
            <text:p>0.1794575159</text:p>
          </table:table-cell>
          <table:table-cell table:formula="of:=SQRT([.J4]/[.J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grees of freedom</text:p>
          </table:table-cell>
          <table:table-cell table:formula="of:=[.D2]-1" office:value-type="float" office:value="9" calcext:value-type="float">
            <text:p>9</text:p>
          </table:table-cell>
          <table:table-cell table:formula="of:=[.E2]-1" office:value-type="float" office:value="9" calcext:value-type="float">
            <text:p>9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 of freedom</text:p>
          </table:table-cell>
          <table:table-cell table:formula="of:=[.I2]-1" office:value-type="float" office:value="9" calcext:value-type="float">
            <text:p>9</text:p>
          </table:table-cell>
          <table:table-cell table:formula="of:=[.J2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.23" calcext:value-type="float">
            <text:p>202.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 value</text:p>
          </table:table-cell>
          <table:table-cell table:formula="of:=TINV(0.05;[.D6])" office:value-type="float" office:value="2.26215716279821" calcext:value-type="float">
            <text:p>2.2621571628</text:p>
          </table:table-cell>
          <table:table-cell table:formula="of:=TINV(0.05;[.E6])" office:value-type="float" office:value="2.26215716279821" calcext:value-type="float">
            <text:p>2.2621571628</text:p>
          </table:table-cell>
          <table:table-cell office:value-type="float" office:value="188.05" calcext:value-type="float">
            <text:p>18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value</text:p>
          </table:table-cell>
          <table:table-cell table:formula="of:=TINV(0.05;[.I6])" office:value-type="float" office:value="2.26215716279821" calcext:value-type="float">
            <text:p>2.2621571628</text:p>
          </table:table-cell>
          <table:table-cell table:formula="of:=TINV(0.05;[.J6])" office:value-type="float" office:value="2.26215716279821" calcext:value-type="float">
            <text:p>2.2621571628</text:p>
          </table:table-cell>
        </table:table-row>
        <table:table-row table:style-name="ro1">
          <table:table-cell office:value-type="float" office:value="203.91" calcext:value-type="float">
            <text:p>203.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rgin of error</text:p>
          </table:table-cell>
          <table:table-cell table:formula="of:=([.D7]*[.D5])" office:value-type="float" office:value="1.19676986883855" calcext:value-type="float">
            <text:p>1.1967698688</text:p>
          </table:table-cell>
          <table:table-cell table:formula="of:=([.E7]*[.E5])" office:value-type="float" office:value="4.64981988880932" calcext:value-type="float">
            <text:p>4.6498198888</text:p>
          </table:table-cell>
          <table:table-cell office:value-type="float" office:value="188.22" calcext:value-type="float">
            <text:p>188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in of error</text:p>
          </table:table-cell>
          <table:table-cell table:formula="of:=([.I7]*[.I5])" office:value-type="float" office:value="0.40596110492923" calcext:value-type="float">
            <text:p>0.4059611049</text:p>
          </table:table-cell>
          <table:table-cell table:formula="of:=([.J7]*[.J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" calcext:value-type="float">
            <text:p>204.8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rgin of error %</text:p>
          </table:table-cell>
          <table:table-cell table:style-name="ce2" table:formula="of:=[.D8]/[.D3]" office:value-type="percentage" office:value="0.00585512443352179" calcext:value-type="percentage">
            <text:p>0.59%</text:p>
          </table:table-cell>
          <table:table-cell table:style-name="ce2" table:formula="of:=[.E8]/[.E3]" office:value-type="percentage" office:value="0.0356308037456653" calcext:value-type="percentage">
            <text:p>3.56%</text:p>
          </table:table-cell>
          <table:table-cell office:value-type="float" office:value="189.32" calcext:value-type="float">
            <text:p>189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in of error %</text:p>
          </table:table-cell>
          <table:table-cell table:style-name="ce2" table:formula="of:=[.I8]/[.I3]" office:value-type="percentage" office:value="0.00214784007602405" calcext:value-type="percentage">
            <text:p>0.21%</text:p>
          </table:table-cell>
          <table:table-cell table:style-name="ce2" table:formula="of:=[.J8]/[.J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3.59" calcext:value-type="float">
            <text:p>203.5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ower limit</text:p>
          </table:table-cell>
          <table:table-cell table:formula="of:=[.D3]-[.D8]" office:value-type="float" office:value="203.200230131161" calcext:value-type="float">
            <text:p>203.2002301312</text:p>
          </table:table-cell>
          <table:table-cell table:formula="of:=[.E3]-[.E8]" office:value-type="float" office:value="125.850180111191" calcext:value-type="float">
            <text:p>125.8501801112</text:p>
          </table:table-cell>
          <table:table-cell office:value-type="float" office:value="188.92" calcext:value-type="float">
            <text:p>188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 limit</text:p>
          </table:table-cell>
          <table:table-cell table:formula="of:=[.I3]-[.I8]" office:value-type="float" office:value="188.603038895071" calcext:value-type="float">
            <text:p>188.6030388951</text:p>
          </table:table-cell>
          <table:table-cell table:formula="of:=[.J3]-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66" calcext:value-type="float">
            <text:p>207.6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Upper limit</text:p>
          </table:table-cell>
          <table:table-cell table:formula="of:=[.D3]+[.D8]" office:value-type="float" office:value="205.593769868839" calcext:value-type="float">
            <text:p>205.5937698688</text:p>
          </table:table-cell>
          <table:table-cell table:formula="of:=[.E3]+[.E8]" office:value-type="float" office:value="135.149819888809" calcext:value-type="float">
            <text:p>135.1498198888</text:p>
          </table:table-cell>
          <table:table-cell office:value-type="float" office:value="189.49" calcext:value-type="float">
            <text:p>189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per limit</text:p>
          </table:table-cell>
          <table:table-cell table:formula="of:=[.I3]+[.I8]" office:value-type="float" office:value="189.414961104929" calcext:value-type="float">
            <text:p>189.4149611049</text:p>
          </table:table-cell>
          <table:table-cell table:formula="of:=[.J3]+[.J8]"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/>
        </table:table-row>
        <table:table-row table:style-name="ro1" table:number-rows-repeated="1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01T18:06:46.275734855</dc:date>
    <meta:editing-duration>PT52M13S</meta:editing-duration>
    <meta:editing-cycles>3</meta:editing-cycles>
    <meta:generator>LibreOffice/4.4.3.2$Linux_X86_64 LibreOffice_project/40m0$Build-2</meta:generator>
    <meta:document-statistic meta:table-count="1" meta:cell-count="102" meta:object-count="0"/>
  </office:meta>
</office:document-meta>
</file>